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0.0')</text:p>
          </table:table-cell>
          <table:table-cell table:style-name="ce4" table:number-columns-repeated="7"/>
          <table:table-cell table:style-name="ce1" table:number-columns-repeated="1012"/>
        </table:table-row>
        <table:table-row table:style-name="ro1">
          <table:table-cell office:value-type="string" calcext:value-type="string">
            <text:p>Message is repeated for 5 (ros) seconds at maximum rate</text:p>
          </table:table-cell>
          <table:table-cell table:style-name="ce4" table:number-columns-repeated="7"/>
          <table:table-cell table:style-name="ce1" table:number-columns-repeated="2"/>
          <table:table-cell table:style-name="ce1" office:value-type="string" calcext:value-type="string">
            <text:p>Message is repeated for 30 (ros) seconds at a rate of 10Hz</text:p>
          </table:table-cell>
          <table:table-cell table:style-name="ce4" table:number-columns-repeated="7"/>
          <table:table-cell table:style-name="ce1" table:number-columns-repeated="3"/>
          <table:table-cell table:style-name="ce1" office:value-type="string" calcext:value-type="string">
            <text:p>Message is repeated for 5 (ros) seconds at a rate of 10Hz</text:p>
          </table:table-cell>
          <table:table-cell table:style-name="ce4" table:number-columns-repeated="3"/>
          <table:table-cell table:style-name="ce1" table:number-columns-repeated="99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style-name="ce1" table:number-columns-repeated="3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style-name="ce5" office:value-type="string" calcext:value-type="string">
            <text:p>#msgs</text:p>
          </table:table-cell>
          <table:table-cell table:style-name="ce5" office:value-type="string" calcext:value-type="string">
            <text:p>Rostime</text:p>
          </table:table-cell>
          <table:table-cell table:style-name="ce1"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#msgs</text:p>
          </table:table-cell>
          <table:table-cell table:style-name="ce5" office:value-type="string" calcext:value-type="string">
            <text:p>Rostime</text:p>
          </table:table-cell>
          <table:table-cell table:style-name="ce1"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.75949818319" calcext:value-type="float">
            <text:p>1.7594981832</text:p>
          </table:table-cell>
          <table:table-cell office:value-type="float" office:value="-0.0103830002081" calcext:value-type="float">
            <text:p>-0.0103830002</text:p>
          </table:table-cell>
          <table:table-cell table:style-name="ce6" office:value-type="float" office:value="0.00000437153425903" calcext:value-type="float">
            <text:p>4.37E-06</text:p>
          </table:table-cell>
          <table:table-cell table:style-name="ce6" office:value-type="float" office:value="0.0000062044330349" calcext:value-type="float">
            <text:p>6.20E-06</text:p>
          </table:table-cell>
          <table:table-cell table:style-name="ce6" office:value-type="float" office:value="-0.000000263675128771" calcext:value-type="float">
            <text:p>-2.64E-07</text:p>
          </table:table-cell>
          <table:table-cell office:value-type="float" office:value="-0.0050920756662" calcext:value-type="float">
            <text:p>-0.0050920757</text:p>
          </table:table-cell>
          <table:table-cell office:value-type="float" office:value="0.999987035279" calcext:value-type="float">
            <text:p>0.999987035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2.6408375971456" calcext:value-type="float">
            <text:p>12.6408375971</text:p>
          </table:table-cell>
          <table:table-cell office:value-type="float" office:value="-1.88618555991104" calcext:value-type="float">
            <text:p>-1.8861855599</text:p>
          </table:table-cell>
          <table:table-cell table:style-name="ce6" office:value-type="float" office:value="0.0000317988162403804" calcext:value-type="float">
            <text:p>3.18E-05</text:p>
          </table:table-cell>
          <table:table-cell table:style-name="ce6" office:value-type="float" office:value="0.0000158417100892245" calcext:value-type="float">
            <text:p>1.58E-05</text:p>
          </table:table-cell>
          <table:table-cell table:style-name="ce6" office:value-type="float" office:value="0.0000184114739547722" calcext:value-type="float">
            <text:p>1.84E-05</text:p>
          </table:table-cell>
          <table:table-cell office:value-type="float" office:value="-0.180883847568835" calcext:value-type="float">
            <text:p>-0.1808838476</text:p>
          </table:table-cell>
          <table:table-cell office:value-type="float" office:value="0.983504465215462" calcext:value-type="float">
            <text:p>0.9835044652</text:p>
          </table:table-cell>
          <table:table-cell office:value-type="float" office:value="297" calcext:value-type="float">
            <text:p>297</text:p>
          </table:table-cell>
          <table:table-cell office:value-type="float" office:value="29.7" calcext:value-type="float">
            <text:p>29.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.94781069322148" calcext:value-type="float">
            <text:p>1.9478106932</text:p>
          </table:table-cell>
          <table:table-cell office:value-type="float" office:value="-0.0153486001667761" calcext:value-type="float">
            <text:p>-0.0153486002</text:p>
          </table:table-cell>
          <table:table-cell table:style-name="ce6" office:value-type="float" office:value="-0.00000077966864275858" calcext:value-type="float">
            <text:p>-7.80E-07</text:p>
          </table:table-cell>
          <table:table-cell office:value-type="float" office:value="49" calcext:value-type="float">
            <text:p>49</text:p>
          </table:table-cell>
          <table:table-cell office:value-type="float" office:value="4900000000" calcext:value-type="float">
            <text:p>4900000000</text:p>
          </table:table-cell>
          <table:table-cell table:number-columns-repeated="993"/>
        </table:table-row>
        <table:table-row table:style-name="ro1">
          <table:table-cell table:style-name="ce2" table:formula="of:=[.A4]+1" office:value-type="float" office:value="2" calcext:value-type="float">
            <text:p>2</text:p>
          </table:table-cell>
          <table:table-cell office:value-type="float" office:value="1.98338804454" calcext:value-type="float">
            <text:p>1.9833880445</text:p>
          </table:table-cell>
          <table:table-cell office:value-type="float" office:value="-0.0155896700561" calcext:value-type="float">
            <text:p>-0.0155896701</text:p>
          </table:table-cell>
          <table:table-cell table:style-name="ce6" office:value-type="float" office:value="0.0000172444805624" calcext:value-type="float">
            <text:p>1.72E-05</text:p>
          </table:table-cell>
          <table:table-cell table:style-name="ce6" office:value-type="float" office:value="0.00000254776662302" calcext:value-type="float">
            <text:p>2.55E-06</text:p>
          </table:table-cell>
          <table:table-cell table:style-name="ce6" office:value-type="float" office:value="0.0000145452621403" calcext:value-type="float">
            <text:p>1.45E-05</text:p>
          </table:table-cell>
          <table:table-cell office:value-type="float" office:value="-0.0066947809885" calcext:value-type="float">
            <text:p>-0.006694781</text:p>
          </table:table-cell>
          <table:table-cell office:value-type="float" office:value="0.999977589594" calcext:value-type="float">
            <text:p>0.9999775896</text:p>
          </table:table-cell>
          <table:table-cell table:number-columns-repeated="2"/>
          <table:table-cell table:style-name="ce2" table:formula="of:=[.K4]+1" office:value-type="float" office:value="2" calcext:value-type="float">
            <text:p>2</text:p>
          </table:table-cell>
          <table:table-cell office:value-type="float" office:value="12.5197254990602" calcext:value-type="float">
            <text:p>12.5197254991</text:p>
          </table:table-cell>
          <table:table-cell office:value-type="float" office:value="-1.9210499719599" calcext:value-type="float">
            <text:p>-1.921049972</text:p>
          </table:table-cell>
          <table:table-cell table:style-name="ce6" office:value-type="float" office:value="-0.00000148089888818426" calcext:value-type="float">
            <text:p>-1.48E-06</text:p>
          </table:table-cell>
          <table:table-cell table:style-name="ce6" office:value-type="float" office:value="-0.0000000894567189245066" calcext:value-type="float">
            <text:p>-8.95E-08</text:p>
          </table:table-cell>
          <table:table-cell table:style-name="ce6" office:value-type="float" office:value="0.00000122170397370779" calcext:value-type="float">
            <text:p>1.22E-06</text:p>
          </table:table-cell>
          <table:table-cell office:value-type="float" office:value="-0.183525077095799" calcext:value-type="float">
            <text:p>-0.1835250771</text:p>
          </table:table-cell>
          <table:table-cell office:value-type="float" office:value="0.983015028407745" calcext:value-type="float">
            <text:p>0.9830150284</text:p>
          </table:table-cell>
          <table:table-cell office:value-type="float" office:value="294" calcext:value-type="float">
            <text:p>294</text:p>
          </table:table-cell>
          <table:table-cell office:value-type="float" office:value="29.4" calcext:value-type="float">
            <text:p>29.4</text:p>
          </table:table-cell>
          <table:table-cell/>
          <table:table-cell table:style-name="ce2" table:formula="of:=[.V4]+1" office:value-type="float" office:value="2" calcext:value-type="float">
            <text:p>2</text:p>
          </table:table-cell>
          <table:table-cell office:value-type="float" office:value="1.99192901183931" calcext:value-type="float">
            <text:p>1.9919290118</text:p>
          </table:table-cell>
          <table:table-cell office:value-type="float" office:value="-0.0143771790210019" calcext:value-type="float">
            <text:p>-0.014377179</text:p>
          </table:table-cell>
          <table:table-cell table:style-name="ce6" office:value-type="float" office:value="0.00000223384747344291" calcext:value-type="float">
            <text:p>2.23E-06</text:p>
          </table:table-cell>
          <table:table-cell office:value-type="float" office:value="50" calcext:value-type="float">
            <text:p>50</text:p>
          </table:table-cell>
          <table:table-cell office:value-type="float" office:value="5000000000" calcext:value-type="float">
            <text:p>5000000000</text:p>
          </table:table-cell>
          <table:table-cell table:number-columns-repeated="993"/>
        </table:table-row>
        <table:table-row table:style-name="ro1">
          <table:table-cell table:style-name="ce2" table:formula="of:=[.A5]+1" office:value-type="float" office:value="3" calcext:value-type="float">
            <text:p>3</text:p>
          </table:table-cell>
          <table:table-cell office:value-type="float" office:value="1.97988186293" calcext:value-type="float">
            <text:p>1.9798818629</text:p>
          </table:table-cell>
          <table:table-cell office:value-type="float" office:value="-0.0166570775657" calcext:value-type="float">
            <text:p>-0.0166570776</text:p>
          </table:table-cell>
          <table:table-cell table:style-name="ce6" office:value-type="float" office:value="0.0000758229660131" calcext:value-type="float">
            <text:p>7.58E-05</text:p>
          </table:table-cell>
          <table:table-cell table:style-name="ce6" office:value-type="float" office:value="-0.00000342382076927" calcext:value-type="float">
            <text:p>-3.42E-06</text:p>
          </table:table-cell>
          <table:table-cell table:style-name="ce6" office:value-type="float" office:value="0.0000691578175578" calcext:value-type="float">
            <text:p>6.92E-05</text:p>
          </table:table-cell>
          <table:table-cell office:value-type="float" office:value="-0.00723160874974" calcext:value-type="float">
            <text:p>-0.0072316087</text:p>
          </table:table-cell>
          <table:table-cell office:value-type="float" office:value="0.999973849178" calcext:value-type="float">
            <text:p>0.9999738492</text:p>
          </table:table-cell>
          <table:table-cell table:number-columns-repeated="2"/>
          <table:table-cell table:style-name="ce2" table:formula="of:=[.K5]+1" office:value-type="float" office:value="3" calcext:value-type="float">
            <text:p>3</text:p>
          </table:table-cell>
          <table:table-cell office:value-type="float" office:value="12.7287016149099" calcext:value-type="float">
            <text:p>12.7287016149</text:p>
          </table:table-cell>
          <table:table-cell office:value-type="float" office:value="-1.89401437291416" calcext:value-type="float">
            <text:p>-1.8940143729</text:p>
          </table:table-cell>
          <table:table-cell table:style-name="ce6" office:value-type="float" office:value="0.0000487498660044494" calcext:value-type="float">
            <text:p>4.87E-05</text:p>
          </table:table-cell>
          <table:table-cell table:style-name="ce6" office:value-type="float" office:value="-0.0000460208886748063" calcext:value-type="float">
            <text:p>-4.60E-05</text:p>
          </table:table-cell>
          <table:table-cell table:style-name="ce6" office:value-type="float" office:value="-0.00000911118776983724" calcext:value-type="float">
            <text:p>-9.11E-06</text:p>
          </table:table-cell>
          <table:table-cell office:value-type="float" office:value="-0.181671586371096" calcext:value-type="float">
            <text:p>-0.1816715864</text:p>
          </table:table-cell>
          <table:table-cell office:value-type="float" office:value="0.983359259123782" calcext:value-type="float">
            <text:p>0.9833592591</text:p>
          </table:table-cell>
          <table:table-cell office:value-type="float" office:value="299" calcext:value-type="float">
            <text:p>299</text:p>
          </table:table-cell>
          <table:table-cell office:value-type="float" office:value="29.9" calcext:value-type="float">
            <text:p>29.9</text:p>
          </table:table-cell>
          <table:table-cell/>
          <table:table-cell table:style-name="ce2" table:formula="of:=[.V5]+1" office:value-type="float" office:value="3" calcext:value-type="float">
            <text:p>3</text:p>
          </table:table-cell>
          <table:table-cell office:value-type="float" office:value="1.63372838704229" calcext:value-type="float">
            <text:p>1.633728387</text:p>
          </table:table-cell>
          <table:table-cell office:value-type="float" office:value="-0.00975074401981731" calcext:value-type="float">
            <text:p>-0.009750744</text:p>
          </table:table-cell>
          <table:table-cell table:style-name="ce6" office:value-type="float" office:value="0.0000570922872062951" calcext:value-type="float">
            <text:p>5.71E-05</text:p>
          </table:table-cell>
          <table:table-cell office:value-type="float" office:value="42" calcext:value-type="float">
            <text:p>42</text:p>
          </table:table-cell>
          <table:table-cell office:value-type="float" office:value="4200000000" calcext:value-type="float">
            <text:p>4200000000</text:p>
          </table:table-cell>
          <table:table-cell table:number-columns-repeated="993"/>
        </table:table-row>
        <table:table-row table:style-name="ro1">
          <table:table-cell table:style-name="ce2" table:formula="of:=[.A6]+1" office:value-type="float" office:value="4" calcext:value-type="float">
            <text:p>4</text:p>
          </table:table-cell>
          <table:table-cell office:value-type="float" office:value="1.80100575168" calcext:value-type="float">
            <text:p>1.8010057517</text:p>
          </table:table-cell>
          <table:table-cell office:value-type="float" office:value="-0.0253444853153" calcext:value-type="float">
            <text:p>-0.0253444853</text:p>
          </table:table-cell>
          <table:table-cell table:style-name="ce6" office:value-type="float" office:value="-0.0000000593125345505" calcext:value-type="float">
            <text:p>-5.93E-08</text:p>
          </table:table-cell>
          <table:table-cell table:style-name="ce6" office:value-type="float" office:value="-0.000000158623069792" calcext:value-type="float">
            <text:p>-1.59E-07</text:p>
          </table:table-cell>
          <table:table-cell table:style-name="ce6" office:value-type="float" office:value="0.000000359396753932" calcext:value-type="float">
            <text:p>3.59E-07</text:p>
          </table:table-cell>
          <table:table-cell office:value-type="float" office:value="-0.0103220580987" calcext:value-type="float">
            <text:p>-0.0103220581</text:p>
          </table:table-cell>
          <table:table-cell office:value-type="float" office:value="0.999946726139" calcext:value-type="float">
            <text:p>0.9999467261</text:p>
          </table:table-cell>
          <table:table-cell table:number-columns-repeated="2"/>
          <table:table-cell table:style-name="ce2" table:formula="of:=[.K6]+1" office:value-type="float" office:value="4" calcext:value-type="float">
            <text:p>4</text:p>
          </table:table-cell>
          <table:table-cell office:value-type="float" office:value="12.5630173897725" calcext:value-type="float">
            <text:p>12.5630173898</text:p>
          </table:table-cell>
          <table:table-cell office:value-type="float" office:value="-1.88053627809158" calcext:value-type="float">
            <text:p>-1.8805362781</text:p>
          </table:table-cell>
          <table:table-cell table:style-name="ce6" office:value-type="float" office:value="0.0000417707892578223" calcext:value-type="float">
            <text:p>4.18E-05</text:p>
          </table:table-cell>
          <table:table-cell table:style-name="ce6" office:value-type="float" office:value="0.0000584170896065667" calcext:value-type="float">
            <text:p>5.84E-05</text:p>
          </table:table-cell>
          <table:table-cell table:style-name="ce6" office:value-type="float" office:value="-0.00000877004573696867" calcext:value-type="float">
            <text:p>-8.77E-06</text:p>
          </table:table-cell>
          <table:table-cell office:value-type="float" office:value="-0.18321466806809" calcext:value-type="float">
            <text:p>-0.1832146681</text:p>
          </table:table-cell>
          <table:table-cell office:value-type="float" office:value="0.983072928075649" calcext:value-type="float">
            <text:p>0.9830729281</text:p>
          </table:table-cell>
          <table:table-cell office:value-type="float" office:value="295" calcext:value-type="float">
            <text:p>295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2" table:formula="of:=[.V6]+1" office:value-type="float" office:value="4" calcext:value-type="float">
            <text:p>4</text:p>
          </table:table-cell>
          <table:table-cell office:value-type="float" office:value="1.6956244770823" calcext:value-type="float">
            <text:p>1.6956244771</text:p>
          </table:table-cell>
          <table:table-cell office:value-type="float" office:value="-0.0119018061399795" calcext:value-type="float">
            <text:p>-0.0119018061</text:p>
          </table:table-cell>
          <table:table-cell table:style-name="ce6" office:value-type="float" office:value="0.0000432201504561025" calcext:value-type="float">
            <text:p>4.32E-05</text:p>
          </table:table-cell>
          <table:table-cell office:value-type="float" office:value="43" calcext:value-type="float">
            <text:p>43</text:p>
          </table:table-cell>
          <table:table-cell office:value-type="float" office:value="4300000000" calcext:value-type="float">
            <text:p>4300000000</text:p>
          </table:table-cell>
          <table:table-cell table:number-columns-repeated="993"/>
        </table:table-row>
        <table:table-row table:style-name="ro1">
          <table:table-cell table:style-name="ce2" table:formula="of:=[.A7]+1" office:value-type="float" office:value="5" calcext:value-type="float">
            <text:p>5</text:p>
          </table:table-cell>
          <table:table-cell office:value-type="float" office:value="1.76597641789" calcext:value-type="float">
            <text:p>1.7659764179</text:p>
          </table:table-cell>
          <table:table-cell office:value-type="float" office:value="-0.0196870160464" calcext:value-type="float">
            <text:p>-0.019687016</text:p>
          </table:table-cell>
          <table:table-cell table:style-name="ce6" office:value-type="float" office:value="0.0000148003723651" calcext:value-type="float">
            <text:p>1.48E-05</text:p>
          </table:table-cell>
          <table:table-cell table:style-name="ce6" office:value-type="float" office:value="-0.000004718706748" calcext:value-type="float">
            <text:p>-4.72E-06</text:p>
          </table:table-cell>
          <table:table-cell table:style-name="ce6" office:value-type="float" office:value="-0.0000124633518023" calcext:value-type="float">
            <text:p>-1.25E-05</text:p>
          </table:table-cell>
          <table:table-cell office:value-type="float" office:value="-0.00850379109893" calcext:value-type="float">
            <text:p>-0.0085037911</text:p>
          </table:table-cell>
          <table:table-cell office:value-type="float" office:value="0.999963842026" calcext:value-type="float">
            <text:p>0.999963842</text:p>
          </table:table-cell>
          <table:table-cell table:number-columns-repeated="2"/>
          <table:table-cell table:style-name="ce2" table:formula="of:=[.K7]+1" office:value-type="float" office:value="5" calcext:value-type="float">
            <text:p>5</text:p>
          </table:table-cell>
          <table:table-cell office:value-type="float" office:value="12.6506013207958" calcext:value-type="float">
            <text:p>12.6506013208</text:p>
          </table:table-cell>
          <table:table-cell office:value-type="float" office:value="-1.88210086295938" calcext:value-type="float">
            <text:p>-1.882100863</text:p>
          </table:table-cell>
          <table:table-cell table:style-name="ce6" office:value-type="float" office:value="0.000000408730086665088" calcext:value-type="float">
            <text:p>4.09E-07</text:p>
          </table:table-cell>
          <table:table-cell table:style-name="ce6" office:value-type="float" office:value="-0.000000408331050497575" calcext:value-type="float">
            <text:p>-4.08E-07</text:p>
          </table:table-cell>
          <table:table-cell table:style-name="ce6" office:value-type="float" office:value="-0.000000299679544197691" calcext:value-type="float">
            <text:p>-3.00E-07</text:p>
          </table:table-cell>
          <table:table-cell office:value-type="float" office:value="-0.181636540184666" calcext:value-type="float">
            <text:p>-0.1816365402</text:p>
          </table:table-cell>
          <table:table-cell office:value-type="float" office:value="0.98336573423599" calcext:value-type="float">
            <text:p>0.9833657342</text:p>
          </table:table-cell>
          <table:table-cell office:value-type="float" office:value="297" calcext:value-type="float">
            <text:p>297</text:p>
          </table:table-cell>
          <table:table-cell office:value-type="float" office:value="29.7" calcext:value-type="float">
            <text:p>29.7</text:p>
          </table:table-cell>
          <table:table-cell/>
          <table:table-cell table:style-name="ce2" table:formula="of:=[.V7]+1" office:value-type="float" office:value="5" calcext:value-type="float">
            <text:p>5</text:p>
          </table:table-cell>
          <table:table-cell office:value-type="float" office:value="1.68010847949816" calcext:value-type="float">
            <text:p>1.6801084795</text:p>
          </table:table-cell>
          <table:table-cell office:value-type="float" office:value="-0.0110598527326277" calcext:value-type="float">
            <text:p>-0.0110598527</text:p>
          </table:table-cell>
          <table:table-cell table:style-name="ce6" office:value-type="float" office:value="0.0000325132230056813" calcext:value-type="float">
            <text:p>3.25E-05</text:p>
          </table:table-cell>
          <table:table-cell office:value-type="float" office:value="43" calcext:value-type="float">
            <text:p>43</text:p>
          </table:table-cell>
          <table:table-cell office:value-type="float" office:value="4300000000" calcext:value-type="float">
            <text:p>4300000000</text:p>
          </table:table-cell>
          <table:table-cell table:number-columns-repeated="993"/>
        </table:table-row>
        <table:table-row table:style-name="ro1">
          <table:table-cell table:style-name="ce2" table:formula="of:=[.A8]+1" office:value-type="float" office:value="6" calcext:value-type="float">
            <text:p>6</text:p>
          </table:table-cell>
          <table:table-cell office:value-type="float" office:value="1.77896205325" calcext:value-type="float">
            <text:p>1.7789620533</text:p>
          </table:table-cell>
          <table:table-cell office:value-type="float" office:value="-0.0115969148451" calcext:value-type="float">
            <text:p>-0.0115969148</text:p>
          </table:table-cell>
          <table:table-cell table:style-name="ce6" office:value-type="float" office:value="-0.000000480774947964" calcext:value-type="float">
            <text:p>-4.81E-07</text:p>
          </table:table-cell>
          <table:table-cell table:style-name="ce6" office:value-type="float" office:value="-0.000000541752390099" calcext:value-type="float">
            <text:p>-5.42E-07</text:p>
          </table:table-cell>
          <table:table-cell table:style-name="ce6" office:value-type="float" office:value="0.000000402365095213" calcext:value-type="float">
            <text:p>4.02E-07</text:p>
          </table:table-cell>
          <table:table-cell office:value-type="float" office:value="-0.00570499652629" calcext:value-type="float">
            <text:p>-0.0057049965</text:p>
          </table:table-cell>
          <table:table-cell office:value-type="float" office:value="0.999983726375" calcext:value-type="float">
            <text:p>0.9999837264</text:p>
          </table:table-cell>
          <table:table-cell table:number-columns-repeated="2"/>
          <table:table-cell table:style-name="ce2" table:formula="of:=[.K8]+1" office:value-type="float" office:value="6" calcext:value-type="float">
            <text:p>6</text:p>
          </table:table-cell>
          <table:table-cell office:value-type="float" office:value="12.6044901487572" calcext:value-type="float">
            <text:p>12.6044901488</text:p>
          </table:table-cell>
          <table:table-cell office:value-type="float" office:value="-1.84221856522707" calcext:value-type="float">
            <text:p>-1.8422185652</text:p>
          </table:table-cell>
          <table:table-cell table:style-name="ce6" office:value-type="float" office:value="0.0000352030612356113" calcext:value-type="float">
            <text:p>3.52E-05</text:p>
          </table:table-cell>
          <table:table-cell table:style-name="ce6" office:value-type="float" office:value="0.0000185945431645249" calcext:value-type="float">
            <text:p>1.86E-05</text:p>
          </table:table-cell>
          <table:table-cell table:style-name="ce6" office:value-type="float" office:value="0.0000187653171296976" calcext:value-type="float">
            <text:p>1.88E-05</text:p>
          </table:table-cell>
          <table:table-cell office:value-type="float" office:value="-0.177805914748132" calcext:value-type="float">
            <text:p>-0.1778059147</text:p>
          </table:table-cell>
          <table:table-cell office:value-type="float" office:value="0.984065575041972" calcext:value-type="float">
            <text:p>0.984065575</text:p>
          </table:table-cell>
          <table:table-cell office:value-type="float" office:value="296" calcext:value-type="float">
            <text:p>296</text:p>
          </table:table-cell>
          <table:table-cell office:value-type="float" office:value="29.6" calcext:value-type="float">
            <text:p>29.6</text:p>
          </table:table-cell>
          <table:table-cell/>
          <table:table-cell table:style-name="ce2" table:formula="of:=[.V8]+1" office:value-type="float" office:value="6" calcext:value-type="float">
            <text:p>6</text:p>
          </table:table-cell>
          <table:table-cell office:value-type="float" office:value="1.77810157791118" calcext:value-type="float">
            <text:p>1.7781015779</text:p>
          </table:table-cell>
          <table:table-cell office:value-type="float" office:value="-0.0125292023355866" calcext:value-type="float">
            <text:p>-0.0125292023</text:p>
          </table:table-cell>
          <table:table-cell table:style-name="ce6" office:value-type="float" office:value="0.000000279615763987273" calcext:value-type="float">
            <text:p>2.80E-07</text:p>
          </table:table-cell>
          <table:table-cell office:value-type="float" office:value="45" calcext:value-type="float">
            <text:p>45</text:p>
          </table:table-cell>
          <table:table-cell office:value-type="float" office:value="4500000000" calcext:value-type="float">
            <text:p>4500000000</text:p>
          </table:table-cell>
          <table:table-cell table:number-columns-repeated="993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office:value-type="float" office:value="1.99703194268" calcext:value-type="float">
            <text:p>1.9970319427</text:p>
          </table:table-cell>
          <table:table-cell office:value-type="float" office:value="-0.015963908601" calcext:value-type="float">
            <text:p>-0.0159639086</text:p>
          </table:table-cell>
          <table:table-cell table:style-name="ce6" office:value-type="float" office:value="0.000000342718358692" calcext:value-type="float">
            <text:p>3.43E-07</text:p>
          </table:table-cell>
          <table:table-cell table:style-name="ce6" office:value-type="float" office:value="-0.00000135455390233" calcext:value-type="float">
            <text:p>-1.35E-06</text:p>
          </table:table-cell>
          <table:table-cell table:style-name="ce6" office:value-type="float" office:value="-0.000000349168854898" calcext:value-type="float">
            <text:p>-3.49E-07</text:p>
          </table:table-cell>
          <table:table-cell office:value-type="float" office:value="-0.00681330257504" calcext:value-type="float">
            <text:p>-0.0068133026</text:p>
          </table:table-cell>
          <table:table-cell office:value-type="float" office:value="0.999976789184" calcext:value-type="float">
            <text:p>0.9999767892</text:p>
          </table:table-cell>
          <table:table-cell table:number-columns-repeated="2"/>
          <table:table-cell table:style-name="ce2" table:formula="of:=[.K9]+1" office:value-type="float" office:value="7" calcext:value-type="float">
            <text:p>7</text:p>
          </table:table-cell>
          <table:table-cell office:value-type="float" office:value="12.6720979305789" calcext:value-type="float">
            <text:p>12.6720979306</text:p>
          </table:table-cell>
          <table:table-cell office:value-type="float" office:value="-2.01920463645802" calcext:value-type="float">
            <text:p>-2.0192046365</text:p>
          </table:table-cell>
          <table:table-cell table:style-name="ce6" office:value-type="float" office:value="0.00000688440135265811" calcext:value-type="float">
            <text:p>6.88E-06</text:p>
          </table:table-cell>
          <table:table-cell table:style-name="ce6" office:value-type="float" office:value="-0.0000121928199992269" calcext:value-type="float">
            <text:p>-1.22E-05</text:p>
          </table:table-cell>
          <table:table-cell table:style-name="ce6" office:value-type="float" office:value="0.000000750975997293622" calcext:value-type="float">
            <text:p>7.51E-07</text:p>
          </table:table-cell>
          <table:table-cell office:value-type="float" office:value="-0.188829598060637" calcext:value-type="float">
            <text:p>-0.1888295981</text:p>
          </table:table-cell>
          <table:table-cell office:value-type="float" office:value="0.982009868966208" calcext:value-type="float">
            <text:p>0.982009869</text:p>
          </table:table-cell>
          <table:table-cell office:value-type="float" office:value="298" calcext:value-type="float">
            <text:p>298</text:p>
          </table:table-cell>
          <table:table-cell office:value-type="float" office:value="29.8" calcext:value-type="float">
            <text:p>29.8</text:p>
          </table:table-cell>
          <table:table-cell/>
          <table:table-cell table:style-name="ce2" table:formula="of:=[.V9]+1" office:value-type="float" office:value="7" calcext:value-type="float">
            <text:p>7</text:p>
          </table:table-cell>
          <table:table-cell office:value-type="float" office:value="1.6450189272166" calcext:value-type="float">
            <text:p>1.6450189272</text:p>
          </table:table-cell>
          <table:table-cell office:value-type="float" office:value="-0.0106959112744519" calcext:value-type="float">
            <text:p>-0.0106959113</text:p>
          </table:table-cell>
          <table:table-cell table:style-name="ce6" office:value-type="float" office:value="-0.000000328586235998074" calcext:value-type="float">
            <text:p>-3.29E-07</text:p>
          </table:table-cell>
          <table:table-cell office:value-type="float" office:value="42" calcext:value-type="float">
            <text:p>42</text:p>
          </table:table-cell>
          <table:table-cell office:value-type="float" office:value="4200000000" calcext:value-type="float">
            <text:p>4200000000</text:p>
          </table:table-cell>
          <table:table-cell table:number-columns-repeated="993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office:value-type="float" office:value="1.76447559549" calcext:value-type="float">
            <text:p>1.7644755955</text:p>
          </table:table-cell>
          <table:table-cell office:value-type="float" office:value="-0.0130618649273" calcext:value-type="float">
            <text:p>-0.0130618649</text:p>
          </table:table-cell>
          <table:table-cell table:style-name="ce6" office:value-type="float" office:value="0.0000604538422208" calcext:value-type="float">
            <text:p>6.05E-05</text:p>
          </table:table-cell>
          <table:table-cell table:style-name="ce6" office:value-type="float" office:value="-0.0000175680129309" calcext:value-type="float">
            <text:p>-1.76E-05</text:p>
          </table:table-cell>
          <table:table-cell table:style-name="ce6" office:value-type="float" office:value="0.0000441363743925" calcext:value-type="float">
            <text:p>4.41E-05</text:p>
          </table:table-cell>
          <table:table-cell office:value-type="float" office:value="-0.00605635778442" calcext:value-type="float">
            <text:p>-0.0060563578</text:p>
          </table:table-cell>
          <table:table-cell office:value-type="float" office:value="0.999981658969" calcext:value-type="float">
            <text:p>0.999981659</text:p>
          </table:table-cell>
          <table:table-cell table:number-columns-repeated="2"/>
          <table:table-cell table:style-name="ce2" table:formula="of:=[.K10]+1" office:value-type="float" office:value="8" calcext:value-type="float">
            <text:p>8</text:p>
          </table:table-cell>
          <table:table-cell office:value-type="float" office:value="12.6174577627006" calcext:value-type="float">
            <text:p>12.6174577627</text:p>
          </table:table-cell>
          <table:table-cell office:value-type="float" office:value="-1.85475865984346" calcext:value-type="float">
            <text:p>-1.8547586598</text:p>
          </table:table-cell>
          <table:table-cell table:style-name="ce6" office:value-type="float" office:value="0.0000434239896411892" calcext:value-type="float">
            <text:p>4.34E-05</text:p>
          </table:table-cell>
          <table:table-cell table:style-name="ce6" office:value-type="float" office:value="0.0000565787713871096" calcext:value-type="float">
            <text:p>5.66E-05</text:p>
          </table:table-cell>
          <table:table-cell table:style-name="ce6" office:value-type="float" office:value="-0.0000102139473962997" calcext:value-type="float">
            <text:p>-1.02E-05</text:p>
          </table:table-cell>
          <table:table-cell office:value-type="float" office:value="-0.177615268611146" calcext:value-type="float">
            <text:p>-0.1776152686</text:p>
          </table:table-cell>
          <table:table-cell office:value-type="float" office:value="0.984100001549999" calcext:value-type="float">
            <text:p>0.9841000016</text:p>
          </table:table-cell>
          <table:table-cell office:value-type="float" office:value="296" calcext:value-type="float">
            <text:p>296</text:p>
          </table:table-cell>
          <table:table-cell office:value-type="float" office:value="29.6" calcext:value-type="float">
            <text:p>29.6</text:p>
          </table:table-cell>
          <table:table-cell/>
          <table:table-cell table:style-name="ce2" table:formula="of:=[.V10]+1" office:value-type="float" office:value="8" calcext:value-type="float">
            <text:p>8</text:p>
          </table:table-cell>
          <table:table-cell office:value-type="float" office:value="1.6093817120139" calcext:value-type="float">
            <text:p>1.609381712</text:p>
          </table:table-cell>
          <table:table-cell office:value-type="float" office:value="-0.0107632933934035" calcext:value-type="float">
            <text:p>-0.0107632934</text:p>
          </table:table-cell>
          <table:table-cell table:style-name="ce6" office:value-type="float" office:value="0.0000451712464414333" calcext:value-type="float">
            <text:p>4.52E-05</text:p>
          </table:table-cell>
          <table:table-cell office:value-type="float" office:value="41" calcext:value-type="float">
            <text:p>41</text:p>
          </table:table-cell>
          <table:table-cell office:value-type="float" office:value="4100000000" calcext:value-type="float">
            <text:p>4100000000</text:p>
          </table:table-cell>
          <table:table-cell table:number-columns-repeated="993"/>
        </table:table-row>
        <table:table-row table:style-name="ro1">
          <table:table-cell table:style-name="ce2" table:formula="of:=[.A11]+1" office:value-type="float" office:value="9" calcext:value-type="float">
            <text:p>9</text:p>
          </table:table-cell>
          <table:table-cell office:value-type="float" office:value="1.99245016414" calcext:value-type="float">
            <text:p>1.9924501641</text:p>
          </table:table-cell>
          <table:table-cell office:value-type="float" office:value="-0.017762218196" calcext:value-type="float">
            <text:p>-0.0177622182</text:p>
          </table:table-cell>
          <table:table-cell table:style-name="ce6" office:value-type="float" office:value="0.000000446497928519" calcext:value-type="float">
            <text:p>4.46E-07</text:p>
          </table:table-cell>
          <table:table-cell table:style-name="ce6" office:value-type="float" office:value="0.00000053296786642" calcext:value-type="float">
            <text:p>5.33E-07</text:p>
          </table:table-cell>
          <table:table-cell table:style-name="ce6" office:value-type="float" office:value="-0.0000005461227922" calcext:value-type="float">
            <text:p>-5.46E-07</text:p>
          </table:table-cell>
          <table:table-cell office:value-type="float" office:value="-0.00761664234885" calcext:value-type="float">
            <text:p>-0.0076166423</text:p>
          </table:table-cell>
          <table:table-cell office:value-type="float" office:value="0.999970992959" calcext:value-type="float">
            <text:p>0.999970993</text:p>
          </table:table-cell>
          <table:table-cell table:number-columns-repeated="2"/>
          <table:table-cell table:style-name="ce2" table:formula="of:=[.K11]+1" office:value-type="float" office:value="9" calcext:value-type="float">
            <text:p>9</text:p>
          </table:table-cell>
          <table:table-cell office:value-type="float" office:value="12.6532202231943" calcext:value-type="float">
            <text:p>12.6532202232</text:p>
          </table:table-cell>
          <table:table-cell office:value-type="float" office:value="-1.89328439471658" calcext:value-type="float">
            <text:p>-1.8932843947</text:p>
          </table:table-cell>
          <table:table-cell table:style-name="ce6" office:value-type="float" office:value="0.00000109736278164352" calcext:value-type="float">
            <text:p>1.10E-06</text:p>
          </table:table-cell>
          <table:table-cell table:style-name="ce6" office:value-type="float" office:value="0.00000203182290446351" calcext:value-type="float">
            <text:p>2.03E-06</text:p>
          </table:table-cell>
          <table:table-cell table:style-name="ce6" office:value-type="float" office:value="-0.00000115368258748231" calcext:value-type="float">
            <text:p>-1.15E-06</text:p>
          </table:table-cell>
          <table:table-cell office:value-type="float" office:value="-0.181515008412167" calcext:value-type="float">
            <text:p>-0.1815150084</text:p>
          </table:table-cell>
          <table:table-cell office:value-type="float" office:value="0.983388174484355" calcext:value-type="float">
            <text:p>0.9833881745</text:p>
          </table:table-cell>
          <table:table-cell office:value-type="float" office:value="297" calcext:value-type="float">
            <text:p>297</text:p>
          </table:table-cell>
          <table:table-cell office:value-type="float" office:value="29.7" calcext:value-type="float">
            <text:p>29.7</text:p>
          </table:table-cell>
          <table:table-cell/>
          <table:table-cell table:style-name="ce2" table:formula="of:=[.V11]+1" office:value-type="float" office:value="9" calcext:value-type="float">
            <text:p>9</text:p>
          </table:table-cell>
          <table:table-cell office:value-type="float" office:value="1.73375077129723" calcext:value-type="float">
            <text:p>1.7337507713</text:p>
          </table:table-cell>
          <table:table-cell office:value-type="float" office:value="-0.0134678783225562" calcext:value-type="float">
            <text:p>-0.0134678783</text:p>
          </table:table-cell>
          <table:table-cell table:style-name="ce6" office:value-type="float" office:value="-0.00000146157407954206" calcext:value-type="float">
            <text:p>-1.46E-06</text:p>
          </table:table-cell>
          <table:table-cell office:value-type="float" office:value="44" calcext:value-type="float">
            <text:p>44</text:p>
          </table:table-cell>
          <table:table-cell office:value-type="float" office:value="4400000000" calcext:value-type="float">
            <text:p>4400000000</text:p>
          </table:table-cell>
          <table:table-cell table:number-columns-repeated="993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office:value-type="float" office:value="1.98754999449" calcext:value-type="float">
            <text:p>1.9875499945</text:p>
          </table:table-cell>
          <table:table-cell office:value-type="float" office:value="-0.0165706404089" calcext:value-type="float">
            <text:p>-0.0165706404</text:p>
          </table:table-cell>
          <table:table-cell table:style-name="ce6" office:value-type="float" office:value="0.0000000683093489551" calcext:value-type="float">
            <text:p>6.83E-08</text:p>
          </table:table-cell>
          <table:table-cell table:style-name="ce6" office:value-type="float" office:value="-0.000000565112845441" calcext:value-type="float">
            <text:p>-5.65E-07</text:p>
          </table:table-cell>
          <table:table-cell table:style-name="ce6" office:value-type="float" office:value="-0.000000274561134001" calcext:value-type="float">
            <text:p>-2.75E-07</text:p>
          </table:table-cell>
          <table:table-cell office:value-type="float" office:value="-0.00718084124154" calcext:value-type="float">
            <text:p>-0.0071808412</text:p>
          </table:table-cell>
          <table:table-cell office:value-type="float" office:value="0.999974217427" calcext:value-type="float">
            <text:p>0.9999742174</text:p>
          </table:table-cell>
          <table:table-cell table:number-columns-repeated="2"/>
          <table:table-cell table:style-name="ce2" table:formula="of:=[.K12]+1" office:value-type="float" office:value="10" calcext:value-type="float">
            <text:p>10</text:p>
          </table:table-cell>
          <table:table-cell office:value-type="float" office:value="12.6055131882473" calcext:value-type="float">
            <text:p>12.6055131882</text:p>
          </table:table-cell>
          <table:table-cell office:value-type="float" office:value="-1.93142879573821" calcext:value-type="float">
            <text:p>-1.9314287957</text:p>
          </table:table-cell>
          <table:table-cell table:style-name="ce6" office:value-type="float" office:value="-0.0000000467950040938803" calcext:value-type="float">
            <text:p>-4.68E-08</text:p>
          </table:table-cell>
          <table:table-cell table:style-name="ce6" office:value-type="float" office:value="-0.00000138738866108009" calcext:value-type="float">
            <text:p>-1.39E-06</text:p>
          </table:table-cell>
          <table:table-cell table:style-name="ce6" office:value-type="float" office:value="0.000000668845296104012" calcext:value-type="float">
            <text:p>6.69E-07</text:p>
          </table:table-cell>
          <table:table-cell office:value-type="float" office:value="-0.182352860299256" calcext:value-type="float">
            <text:p>-0.1823528603</text:p>
          </table:table-cell>
          <table:table-cell office:value-type="float" office:value="0.983233153600054" calcext:value-type="float">
            <text:p>0.9832331536</text:p>
          </table:table-cell>
          <table:table-cell office:value-type="float" office:value="296" calcext:value-type="float">
            <text:p>296</text:p>
          </table:table-cell>
          <table:table-cell office:value-type="float" office:value="29.6" calcext:value-type="float">
            <text:p>29.6</text:p>
          </table:table-cell>
          <table:table-cell/>
          <table:table-cell table:style-name="ce2" table:formula="of:=[.V12]+1" office:value-type="float" office:value="10" calcext:value-type="float">
            <text:p>10</text:p>
          </table:table-cell>
          <table:table-cell office:value-type="float" office:value="1.82418725099523" calcext:value-type="float">
            <text:p>1.824187251</text:p>
          </table:table-cell>
          <table:table-cell office:value-type="float" office:value="-0.0127389115319362" calcext:value-type="float">
            <text:p>-0.0127389115</text:p>
          </table:table-cell>
          <table:table-cell table:style-name="ce6" office:value-type="float" office:value="0.000000942791432922974" calcext:value-type="float">
            <text:p>9.43E-07</text:p>
          </table:table-cell>
          <table:table-cell office:value-type="float" office:value="46" calcext:value-type="float">
            <text:p>46</text:p>
          </table:table-cell>
          <table:table-cell office:value-type="float" office:value="4600000000" calcext:value-type="float">
            <text:p>4600000000</text:p>
          </table:table-cell>
          <table:table-cell table:number-columns-repeated="993"/>
        </table:table-row>
        <table:table-row table:style-name="ro1" table:number-rows-repeated="2">
          <table:table-cell table:number-columns-repeated="10"/>
          <table:table-cell table:style-name="ce1"/>
          <table:table-cell table:number-columns-repeated="10"/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4:.B13])" office:value-type="float" office:value="1.881022001028" calcext:value-type="float">
            <text:p>1.881022001</text:p>
          </table:table-cell>
          <table:table-cell table:formula="of:=AVERAGE([.C4:.C13])" office:value-type="float" office:value="-0.01626167961699" calcext:value-type="float">
            <text:p>-0.0162616796</text:p>
          </table:table-cell>
          <table:table-cell table:style-name="ce6" table:formula="of:=AVERAGE([.D4:.D13])" office:value-type="float" office:value="0.0000173010633574082" calcext:value-type="float">
            <text:p>1.73E-05</text:p>
          </table:table-cell>
          <table:table-cell table:style-name="ce6" table:formula="of:=AVERAGE([.E4:.E13])" office:value-type="float" office:value="-0.0000019045415131492" calcext:value-type="float">
            <text:p>-1.90E-06</text:p>
          </table:table-cell>
          <table:table-cell table:style-name="ce6" table:formula="of:=AVERAGE([.F4:.F13])" office:value-type="float" office:value="0.0000114704336227575" calcext:value-type="float">
            <text:p>1.15E-05</text:p>
          </table:table-cell>
          <table:table-cell table:formula="of:=AVERAGE([.G4:.G13])" office:value-type="float" office:value="-0.007121645507821" calcext:value-type="float">
            <text:p>-0.0071216455</text:p>
          </table:table-cell>
          <table:table-cell table:formula="of:=AVERAGE([.H4:.H13])" office:value-type="float" office:value="0.999973642713" calcext:value-type="float">
            <text:p>0.9999736427</text:p>
          </table:table-cell>
          <table:table-cell table:number-columns-repeated="2"/>
          <table:table-cell table:style-name="ce3" office:value-type="string" calcext:value-type="string">
            <text:p>AVERAGE</text:p>
          </table:table-cell>
          <table:table-cell table:formula="of:=AVERAGE([.L4:.L13])" office:value-type="float" office:value="12.6255662675162" calcext:value-type="float">
            <text:p>12.6255662675</text:p>
          </table:table-cell>
          <table:table-cell table:formula="of:=AVERAGE([.M4:.M13])" office:value-type="float" office:value="-1.90047820978194" calcext:value-type="float">
            <text:p>-1.9004782098</text:p>
          </table:table-cell>
          <table:table-cell table:style-name="ce6" table:formula="of:=AVERAGE([.N4:.N13])" office:value-type="float" office:value="0.0000207809322708141" calcext:value-type="float">
            <text:p>2.08E-05</text:p>
          </table:table-cell>
          <table:table-cell table:style-name="ce6" table:formula="of:=AVERAGE([.O4:.O13])" office:value-type="float" office:value="0.00000913650520473538" calcext:value-type="float">
            <text:p>9.14E-06</text:p>
          </table:table-cell>
          <table:table-cell table:style-name="ce6" table:formula="of:=AVERAGE([.P4:.P13])" office:value-type="float" office:value="0.00000102697733167896" calcext:value-type="float">
            <text:p>1.03E-06</text:p>
          </table:table-cell>
          <table:table-cell table:formula="of:=AVERAGE([.Q4:.Q13])" office:value-type="float" office:value="-0.181905036941982" calcext:value-type="float">
            <text:p>-0.1819050369</text:p>
          </table:table-cell>
          <table:table-cell table:formula="of:=AVERAGE([.R4:.R13])" office:value-type="float" office:value="0.983311418870122" calcext:value-type="float">
            <text:p>0.9833114189</text:p>
          </table:table-cell>
          <table:table-cell table:formula="of:=AVERAGE([.S4:.S13])" office:value-type="float" office:value="296.5" calcext:value-type="float">
            <text:p>296.5</text:p>
          </table:table-cell>
          <table:table-cell table:formula="of:=AVERAGE([.T4:.T13])" office:value-type="float" office:value="29.65" calcext:value-type="float">
            <text:p>29.65</text:p>
          </table:table-cell>
          <table:table-cell/>
          <table:table-cell table:style-name="ce3" office:value-type="string" calcext:value-type="string">
            <text:p>AVERAGE</text:p>
          </table:table-cell>
          <table:table-cell table:formula="of:=AVERAGE([.W4:.W13])" office:value-type="float" office:value="1.75396412881177" calcext:value-type="float">
            <text:p>1.7539641288</text:p>
          </table:table-cell>
          <table:table-cell table:formula="of:=AVERAGE([.X4:.X13])" office:value-type="float" office:value="-0.0122633378938137" calcext:value-type="float">
            <text:p>-0.0122633379</text:p>
          </table:table-cell>
          <table:table-cell table:style-name="ce6" table:formula="of:=AVERAGE([.Y4:.Y13])" office:value-type="float" office:value="0.0000178883332821567" calcext:value-type="float">
            <text:p>1.79E-05</text:p>
          </table:table-cell>
          <table:table-cell table:formula="of:=AVERAGE([.Z4:.Z13])" office:value-type="float" office:value="44.5" calcext:value-type="float">
            <text:p>44.5</text:p>
          </table:table-cell>
          <table:table-cell table:formula="of:=AVERAGE([.AA4:.AA13])" office:value-type="float" office:value="4450000000" calcext:value-type="float">
            <text:p>445000000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formula="of:=STDEV([.B4:.B13])" office:value-type="float" office:value="0.113470630998471" calcext:value-type="float">
            <text:p>0.113470631</text:p>
          </table:table-cell>
          <table:table-cell table:formula="of:=STDEV([.C4:.C13])" office:value-type="float" office:value="0.00426655835526059" calcext:value-type="float">
            <text:p>0.0042665584</text:p>
          </table:table-cell>
          <table:table-cell table:formula="of:=STDEV([.D4:.D13])" office:value-type="float" office:value="0.000027782110291155" calcext:value-type="float">
            <text:p>2.7782110291155E-05</text:p>
          </table:table-cell>
          <table:table-cell table:formula="of:=STDEV([.E4:.E13])" office:value-type="float" office:value="0.00000627246204674144" calcext:value-type="float">
            <text:p>6.27246204674144E-06</text:p>
          </table:table-cell>
          <table:table-cell table:formula="of:=STDEV([.F4:.F13])" office:value-type="float" office:value="0.0000253483962431327" calcext:value-type="float">
            <text:p>2.53483962431327E-05</text:p>
          </table:table-cell>
          <table:table-cell table:formula="of:=STDEV([.G4:.G13])" office:value-type="float" office:value="0.00148891309363358" calcext:value-type="float">
            <text:p>0.0014889131</text:p>
          </table:table-cell>
          <table:table-cell table:formula="of:=STDEV([.H4:.H13])" office:value-type="float" office:value="0.0000115408892149495" calcext:value-type="float">
            <text:p>1.15408892149495E-05</text:p>
          </table:table-cell>
          <table:table-cell table:number-columns-repeated="2"/>
          <table:table-cell table:style-name="ce3" office:value-type="string" calcext:value-type="string">
            <text:p>STDDEV</text:p>
          </table:table-cell>
          <table:table-cell table:formula="of:=STDEV([.L4:.L13])" office:value-type="float" office:value="0.0581697813972165" calcext:value-type="float">
            <text:p>0.0581697814</text:p>
          </table:table-cell>
          <table:table-cell table:formula="of:=STDEV([.M4:.M13])" office:value-type="float" office:value="0.0494354613050752" calcext:value-type="float">
            <text:p>0.0494354613</text:p>
          </table:table-cell>
          <table:table-cell table:formula="of:=STDEV([.N4:.N13])" office:value-type="float" office:value="0.0000210552221547411" calcext:value-type="float">
            <text:p>2.10552221547411E-05</text:p>
          </table:table-cell>
          <table:table-cell table:formula="of:=STDEV([.O4:.O13])" office:value-type="float" office:value="0.0000309990828046736" calcext:value-type="float">
            <text:p>3.09990828046736E-05</text:p>
          </table:table-cell>
          <table:table-cell table:formula="of:=STDEV([.P4:.P13])" office:value-type="float" office:value="0.0000102672592518785" calcext:value-type="float">
            <text:p>1.02672592518785E-05</text:p>
          </table:table-cell>
          <table:table-cell table:formula="of:=STDEV([.Q4:.Q13])" office:value-type="float" office:value="0.00314494675792693" calcext:value-type="float">
            <text:p>0.0031449468</text:p>
          </table:table-cell>
          <table:table-cell table:formula="of:=STDEV([.R4:.R13])" office:value-type="float" office:value="0.000585367321456206" calcext:value-type="float">
            <text:p>0.0005853673</text:p>
          </table:table-cell>
          <table:table-cell table:formula="of:=STDEV([.S4:.S13])" office:value-type="float" office:value="1.43372087784044" calcext:value-type="float">
            <text:p>1.4337208778</text:p>
          </table:table-cell>
          <table:table-cell table:formula="of:=STDEV([.T4:.T13])" office:value-type="float" office:value="0.143372087784044" calcext:value-type="float">
            <text:p>0.1433720878</text:p>
          </table:table-cell>
          <table:table-cell/>
          <table:table-cell table:style-name="ce3" office:value-type="string" calcext:value-type="string">
            <text:p>STDDEV</text:p>
          </table:table-cell>
          <table:table-cell table:formula="of:=STDEV([.W4:.W13])" office:value-type="float" office:value="0.13174647241494" calcext:value-type="float">
            <text:p>0.1317464724</text:p>
          </table:table-cell>
          <table:table-cell table:formula="of:=STDEV([.X4:.X13])" office:value-type="float" office:value="0.00177432644069278" calcext:value-type="float">
            <text:p>0.0017743264</text:p>
          </table:table-cell>
          <table:table-cell table:formula="of:=STDEV([.Y4:.Y13])" office:value-type="float" office:value="0.0000236501029575913" calcext:value-type="float">
            <text:p>2.36501029575913E-05</text:p>
          </table:table-cell>
          <table:table-cell table:formula="of:=STDEV([.Z4:.Z13])" office:value-type="float" office:value="3.02765035409749" calcext:value-type="float">
            <text:p>3.0276503541</text:p>
          </table:table-cell>
          <table:table-cell table:formula="of:=STDEV([.AA4:.AA13])" office:value-type="float" office:value="302765035.409749" calcext:value-type="float">
            <text:p>302765035.409749</text:p>
          </table:table-cell>
          <table:table-cell table:number-columns-repeated="993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1.0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 is repeated for 5 (ros) seconds at maximum rat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992677559746" calcext:value-type="float">
            <text:p>0.9926775597</text:p>
          </table:table-cell>
          <table:table-cell office:value-type="float" office:value="1.11880809083" calcext:value-type="float">
            <text:p>1.1188080908</text:p>
          </table:table-cell>
          <table:table-cell table:style-name="ce6" office:value-type="float" office:value="0.000000816908106271" calcext:value-type="float">
            <text:p>8.17E-07</text:p>
          </table:table-cell>
          <table:table-cell table:style-name="ce6" office:value-type="float" office:value="0.00000109241319242" calcext:value-type="float">
            <text:p>1.09E-06</text:p>
          </table:table-cell>
          <table:table-cell table:style-name="ce6" office:value-type="float" office:value="0.000000231590080723" calcext:value-type="float">
            <text:p>2.32E-07</text:p>
          </table:table-cell>
          <table:table-cell office:value-type="float" office:value="0.754814288876" calcext:value-type="float">
            <text:p>0.7548142889</text:p>
          </table:table-cell>
          <table:table-cell office:value-type="float" office:value="0.655938556046" calcext:value-type="float">
            <text:p>0.655938556</text:p>
          </table:table-cell>
          <table:table-cell table:number-columns-repeated="1012"/>
        </table:table-row>
        <table:table-row table:style-name="ro1">
          <table:table-cell table:style-name="ce2" table:formula="of:=[.A25]+1" office:value-type="float" office:value="2" calcext:value-type="float">
            <text:p>2</text:p>
          </table:table-cell>
          <table:table-cell office:value-type="float" office:value="0.97926458752" calcext:value-type="float">
            <text:p>0.9792645875</text:p>
          </table:table-cell>
          <table:table-cell office:value-type="float" office:value="1.16341087168" calcext:value-type="float">
            <text:p>1.1634108717</text:p>
          </table:table-cell>
          <table:table-cell table:style-name="ce6" office:value-type="float" office:value="-0.00000309159046785" calcext:value-type="float">
            <text:p>-3.09E-06</text:p>
          </table:table-cell>
          <table:table-cell table:style-name="ce6" office:value-type="float" office:value="0.00000250524751039" calcext:value-type="float">
            <text:p>2.51E-06</text:p>
          </table:table-cell>
          <table:table-cell table:style-name="ce6" office:value-type="float" office:value="-0.00000123823630598" calcext:value-type="float">
            <text:p>-1.24E-06</text:p>
          </table:table-cell>
          <table:table-cell office:value-type="float" office:value="0.77148286702" calcext:value-type="float">
            <text:p>0.771482867</text:p>
          </table:table-cell>
          <table:table-cell office:value-type="float" office:value="0.636250096964" calcext:value-type="float">
            <text:p>0.636250097</text:p>
          </table:table-cell>
          <table:table-cell table:number-columns-repeated="1012"/>
        </table:table-row>
        <table:table-row table:style-name="ro1">
          <table:table-cell table:style-name="ce2" table:formula="of:=[.A26]+1" office:value-type="float" office:value="3" calcext:value-type="float">
            <text:p>3</text:p>
          </table:table-cell>
          <table:table-cell office:value-type="float" office:value="0.993036423279" calcext:value-type="float">
            <text:p>0.9930364233</text:p>
          </table:table-cell>
          <table:table-cell office:value-type="float" office:value="1.07837440976" calcext:value-type="float">
            <text:p>1.0783744098</text:p>
          </table:table-cell>
          <table:table-cell table:style-name="ce6" office:value-type="float" office:value="0.000000294155304337" calcext:value-type="float">
            <text:p>2.94E-07</text:p>
          </table:table-cell>
          <table:table-cell table:style-name="ce6" office:value-type="float" office:value="0.000000188222966068" calcext:value-type="float">
            <text:p>1.88E-07</text:p>
          </table:table-cell>
          <table:table-cell table:style-name="ce6" office:value-type="float" office:value="-0.000000512864381035" calcext:value-type="float">
            <text:p>-5.13E-07</text:p>
          </table:table-cell>
          <table:table-cell office:value-type="float" office:value="0.74136385309" calcext:value-type="float">
            <text:p>0.7413638531</text:p>
          </table:table-cell>
          <table:table-cell office:value-type="float" office:value="0.671103298555" calcext:value-type="float">
            <text:p>0.6711032986</text:p>
          </table:table-cell>
          <table:table-cell table:number-columns-repeated="1012"/>
        </table:table-row>
        <table:table-row table:style-name="ro1">
          <table:table-cell table:style-name="ce2" table:formula="of:=[.A27]+1" office:value-type="float" office:value="4" calcext:value-type="float">
            <text:p>4</text:p>
          </table:table-cell>
          <table:table-cell office:value-type="float" office:value="0.974607550148" calcext:value-type="float">
            <text:p>0.9746075501</text:p>
          </table:table-cell>
          <table:table-cell office:value-type="float" office:value="1.18274882438" calcext:value-type="float">
            <text:p>1.1827488244</text:p>
          </table:table-cell>
          <table:table-cell table:style-name="ce6" office:value-type="float" office:value="0.000000117778443887" calcext:value-type="float">
            <text:p>1.18E-07</text:p>
          </table:table-cell>
          <table:table-cell table:style-name="ce6" office:value-type="float" office:value="-0.00000119638441419" calcext:value-type="float">
            <text:p>-1.20E-06</text:p>
          </table:table-cell>
          <table:table-cell table:style-name="ce6" office:value-type="float" office:value="-0.000000588064529688" calcext:value-type="float">
            <text:p>-5.88E-07</text:p>
          </table:table-cell>
          <table:table-cell office:value-type="float" office:value="0.778024055276" calcext:value-type="float">
            <text:p>0.7780240553</text:p>
          </table:table-cell>
          <table:table-cell office:value-type="float" office:value="0.628234486008" calcext:value-type="float">
            <text:p>0.628234486</text:p>
          </table:table-cell>
          <table:table-cell table:number-columns-repeated="1012"/>
        </table:table-row>
        <table:table-row table:style-name="ro1">
          <table:table-cell table:style-name="ce2" table:formula="of:=[.A28]+1" office:value-type="float" office:value="5" calcext:value-type="float">
            <text:p>5</text:p>
          </table:table-cell>
          <table:table-cell office:value-type="float" office:value="0.991766223594" calcext:value-type="float">
            <text:p>0.9917662236</text:p>
          </table:table-cell>
          <table:table-cell office:value-type="float" office:value="1.06020885984" calcext:value-type="float">
            <text:p>1.0602088598</text:p>
          </table:table-cell>
          <table:table-cell table:style-name="ce6" office:value-type="float" office:value="0.000010942066502" calcext:value-type="float">
            <text:p>1.09E-05</text:p>
          </table:table-cell>
          <table:table-cell table:style-name="ce6" office:value-type="float" office:value="0.0000103990842795" calcext:value-type="float">
            <text:p>1.04E-05</text:p>
          </table:table-cell>
          <table:table-cell table:style-name="ce6" office:value-type="float" office:value="0.000010034049715" calcext:value-type="float">
            <text:p>1.00E-05</text:p>
          </table:table-cell>
          <table:table-cell office:value-type="float" office:value="0.734571073485" calcext:value-type="float">
            <text:p>0.7345710735</text:p>
          </table:table-cell>
          <table:table-cell office:value-type="float" office:value="0.678531751498" calcext:value-type="float">
            <text:p>0.6785317515</text:p>
          </table:table-cell>
          <table:table-cell table:number-columns-repeated="1012"/>
        </table:table-row>
        <table:table-row table:style-name="ro1">
          <table:table-cell table:style-name="ce2" table:formula="of:=[.A29]+1" office:value-type="float" office:value="6" calcext:value-type="float">
            <text:p>6</text:p>
          </table:table-cell>
          <table:table-cell office:value-type="float" office:value="0.958555646025" calcext:value-type="float">
            <text:p>0.958555646</text:p>
          </table:table-cell>
          <table:table-cell office:value-type="float" office:value="1.24507388385" calcext:value-type="float">
            <text:p>1.2450738839</text:p>
          </table:table-cell>
          <table:table-cell table:style-name="ce6" office:value-type="float" office:value="0.0000201719706128" calcext:value-type="float">
            <text:p>2.02E-05</text:p>
          </table:table-cell>
          <table:table-cell table:style-name="ce6" office:value-type="float" office:value="0.0000174765895826" calcext:value-type="float">
            <text:p>1.75E-05</text:p>
          </table:table-cell>
          <table:table-cell table:style-name="ce6" office:value-type="float" office:value="0.0000210333811387" calcext:value-type="float">
            <text:p>2.10E-05</text:p>
          </table:table-cell>
          <table:table-cell office:value-type="float" office:value="0.79813369748" calcext:value-type="float">
            <text:p>0.7981336975</text:p>
          </table:table-cell>
          <table:table-cell office:value-type="float" office:value="0.602480373289" calcext:value-type="float">
            <text:p>0.6024803733</text:p>
          </table:table-cell>
          <table:table-cell table:number-columns-repeated="1012"/>
        </table:table-row>
        <table:table-row table:style-name="ro1">
          <table:table-cell table:style-name="ce2" table:formula="of:=[.A30]+1" office:value-type="float" office:value="7" calcext:value-type="float">
            <text:p>7</text:p>
          </table:table-cell>
          <table:table-cell office:value-type="float" office:value="0.94024212337" calcext:value-type="float">
            <text:p>0.9402421234</text:p>
          </table:table-cell>
          <table:table-cell office:value-type="float" office:value="1.30359125488" calcext:value-type="float">
            <text:p>1.3035912549</text:p>
          </table:table-cell>
          <table:table-cell table:style-name="ce6" office:value-type="float" office:value="-0.00000203401771026" calcext:value-type="float">
            <text:p>-2.03E-06</text:p>
          </table:table-cell>
          <table:table-cell table:style-name="ce6" office:value-type="float" office:value="-0.00000165183086044" calcext:value-type="float">
            <text:p>-1.65E-06</text:p>
          </table:table-cell>
          <table:table-cell table:style-name="ce6" office:value-type="float" office:value="-0.00000193287089428" calcext:value-type="float">
            <text:p>-1.93E-06</text:p>
          </table:table-cell>
          <table:table-cell office:value-type="float" office:value="0.816840282766" calcext:value-type="float">
            <text:p>0.8168402828</text:p>
          </table:table-cell>
          <table:table-cell office:value-type="float" office:value="0.576863894211" calcext:value-type="float">
            <text:p>0.5768638942</text:p>
          </table:table-cell>
          <table:table-cell table:number-columns-repeated="1012"/>
        </table:table-row>
        <table:table-row table:style-name="ro1">
          <table:table-cell table:style-name="ce2" table:formula="of:=[.A31]+1" office:value-type="float" office:value="8" calcext:value-type="float">
            <text:p>8</text:p>
          </table:table-cell>
          <table:table-cell office:value-type="float" office:value="0.976050716715" calcext:value-type="float">
            <text:p>0.9760507167</text:p>
          </table:table-cell>
          <table:table-cell office:value-type="float" office:value="1.16168064215" calcext:value-type="float">
            <text:p>1.1616806422</text:p>
          </table:table-cell>
          <table:table-cell table:style-name="ce6" office:value-type="float" office:value="0.00000008290533271" calcext:value-type="float">
            <text:p>8.29E-08</text:p>
          </table:table-cell>
          <table:table-cell table:style-name="ce6" office:value-type="float" office:value="0.00000113043705398" calcext:value-type="float">
            <text:p>1.13E-06</text:p>
          </table:table-cell>
          <table:table-cell table:style-name="ce6" office:value-type="float" office:value="0.000000688984849473" calcext:value-type="float">
            <text:p>6.89E-07</text:p>
          </table:table-cell>
          <table:table-cell office:value-type="float" office:value="0.770917113011" calcext:value-type="float">
            <text:p>0.770917113</text:p>
          </table:table-cell>
          <table:table-cell office:value-type="float" office:value="0.636935479358" calcext:value-type="float">
            <text:p>0.6369354794</text:p>
          </table:table-cell>
          <table:table-cell table:number-columns-repeated="1012"/>
        </table:table-row>
        <table:table-row table:style-name="ro1">
          <table:table-cell table:style-name="ce2" table:formula="of:=[.A32]+1" office:value-type="float" office:value="9" calcext:value-type="float">
            <text:p>9</text:p>
          </table:table-cell>
          <table:table-cell office:value-type="float" office:value="1.00068737423" calcext:value-type="float">
            <text:p>1.0006873742</text:p>
          </table:table-cell>
          <table:table-cell office:value-type="float" office:value="0.990916790801" calcext:value-type="float">
            <text:p>0.9909167908</text:p>
          </table:table-cell>
          <table:table-cell table:style-name="ce6" office:value-type="float" office:value="-0.00000258273767972" calcext:value-type="float">
            <text:p>-2.58E-06</text:p>
          </table:table-cell>
          <table:table-cell table:style-name="ce6" office:value-type="float" office:value="-0.0000027149731545" calcext:value-type="float">
            <text:p>-2.71E-06</text:p>
          </table:table-cell>
          <table:table-cell table:style-name="ce6" office:value-type="float" office:value="-0.00000120344229151" calcext:value-type="float">
            <text:p>-1.20E-06</text:p>
          </table:table-cell>
          <table:table-cell office:value-type="float" office:value="0.70881346716" calcext:value-type="float">
            <text:p>0.7088134672</text:p>
          </table:table-cell>
          <table:table-cell office:value-type="float" office:value="0.70539596594" calcext:value-type="float">
            <text:p>0.7053959659</text:p>
          </table:table-cell>
          <table:table-cell table:number-columns-repeated="1012"/>
        </table:table-row>
        <table:table-row table:style-name="ro1">
          <table:table-cell table:style-name="ce2" table:formula="of:=[.A33]+1" office:value-type="float" office:value="10" calcext:value-type="float">
            <text:p>10</text:p>
          </table:table-cell>
          <table:table-cell office:value-type="float" office:value="1.00009459595" calcext:value-type="float">
            <text:p>1.000094596</text:p>
          </table:table-cell>
          <table:table-cell office:value-type="float" office:value="0.954415720843" calcext:value-type="float">
            <text:p>0.9544157208</text:p>
          </table:table-cell>
          <table:table-cell table:style-name="ce6" office:value-type="float" office:value="-0.0000021069514593" calcext:value-type="float">
            <text:p>-2.11E-06</text:p>
          </table:table-cell>
          <table:table-cell table:style-name="ce6" office:value-type="float" office:value="-0.0000000405296215348" calcext:value-type="float">
            <text:p>-4.05E-08</text:p>
          </table:table-cell>
          <table:table-cell table:style-name="ce6" office:value-type="float" office:value="-0.00000217325721634" calcext:value-type="float">
            <text:p>-2.17E-06</text:p>
          </table:table-cell>
          <table:table-cell office:value-type="float" office:value="0.695463435182" calcext:value-type="float">
            <text:p>0.6954634352</text:p>
          </table:table-cell>
          <table:table-cell office:value-type="float" office:value="0.718561486806" calcext:value-type="float">
            <text:p>0.7185614868</text:p>
          </table:table-cell>
          <table:table-cell table:number-columns-repeated="1012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25:.B34])" office:value-type="float" office:value="0.9806982800577" calcext:value-type="float">
            <text:p>0.9806982801</text:p>
          </table:table-cell>
          <table:table-cell table:formula="of:=AVERAGE([.C25:.C34])" office:value-type="float" office:value="1.1259229349014" calcext:value-type="float">
            <text:p>1.1259229349</text:p>
          </table:table-cell>
          <table:table-cell table:style-name="ce6" table:formula="of:=AVERAGE([.D25:.D34])" office:value-type="float" office:value="0.0000022610486984875" calcext:value-type="float">
            <text:p>2.26E-06</text:p>
          </table:table-cell>
          <table:table-cell table:style-name="ce6" table:formula="of:=AVERAGE([.E25:.E34])" office:value-type="float" office:value="0.00000271882765342932" calcext:value-type="float">
            <text:p>2.72E-06</text:p>
          </table:table-cell>
          <table:table-cell table:style-name="ce6" table:formula="of:=AVERAGE([.F25:.F34])" office:value-type="float" office:value="0.0000024339270165063" calcext:value-type="float">
            <text:p>2.43E-06</text:p>
          </table:table-cell>
          <table:table-cell table:formula="of:=AVERAGE([.G25:.G34])" office:value-type="float" office:value="0.7570424133346" calcext:value-type="float">
            <text:p>0.7570424133</text:p>
          </table:table-cell>
          <table:table-cell table:formula="of:=AVERAGE([.H25:.H34])" office:value-type="float" office:value="0.6510295388675" calcext:value-type="float">
            <text:p>0.651029538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formula="of:=STDEV([.B25:.B34])" office:value-type="float" office:value="0.0193843075597572" calcext:value-type="float">
            <text:p>0.0193843076</text:p>
          </table:table-cell>
          <table:table-cell table:formula="of:=STDEV([.C25:.C34])" office:value-type="float" office:value="0.108498503643234" calcext:value-type="float">
            <text:p>0.1084985036</text:p>
          </table:table-cell>
          <table:table-cell table:formula="of:=STDEV([.D25:.D34])" office:value-type="float" office:value="0.00000746170486076427" calcext:value-type="float">
            <text:p>7.46170486076427E-06</text:p>
          </table:table-cell>
          <table:table-cell table:formula="of:=STDEV([.E25:.E34])" office:value-type="float" office:value="0.00000632426938623847" calcext:value-type="float">
            <text:p>6.32426938623847E-06</text:p>
          </table:table-cell>
          <table:table-cell table:formula="of:=STDEV([.F25:.F34])" office:value-type="float" office:value="0.00000742685062433446" calcext:value-type="float">
            <text:p>7.42685062433446E-06</text:p>
          </table:table-cell>
          <table:table-cell table:formula="of:=STDEV([.G25:.G34])" office:value-type="float" office:value="0.0379755576618757" calcext:value-type="float">
            <text:p>0.0379755577</text:p>
          </table:table-cell>
          <table:table-cell table:formula="of:=STDEV([.H25:.H34])" office:value-type="float" office:value="0.0440882341815286" calcext:value-type="float">
            <text:p>0.0440882342</text:p>
          </table:table-cell>
          <table:table-cell table:number-columns-repeated="1012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0.5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 is repeated for 5 (ros) seconds at maximum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'Vel_msg: ', 'linear: \n <text:s/>x: 1.0\n <text:s/>y: 0.0\n <text:s/>z: 0.0\nangular: \n <text:s/>x: 0.0\n <text:s/>y: 0.0\n <text:s/>z: -0.8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 is repeated for 5 (ros) seconds at maximum rat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w 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.45826071351" calcext:value-type="float">
            <text:p>3.4582607135</text:p>
          </table:table-cell>
          <table:table-cell office:value-type="float" office:value="1.12361110127" calcext:value-type="float">
            <text:p>1.1236111013</text:p>
          </table:table-cell>
          <table:table-cell table:style-name="ce6" office:value-type="float" office:value="0.000000477648450681" calcext:value-type="float">
            <text:p>4.78E-07</text:p>
          </table:table-cell>
          <table:table-cell table:style-name="ce6" office:value-type="float" office:value="-0.00000115403531277" calcext:value-type="float">
            <text:p>-1.15E-06</text:p>
          </table:table-cell>
          <table:table-cell table:style-name="ce6" office:value-type="float" office:value="0.00000109352760942" calcext:value-type="float">
            <text:p>1.09E-06</text:p>
          </table:table-cell>
          <table:table-cell office:value-type="float" office:value="-0.366077542877" calcext:value-type="float">
            <text:p>-0.3660775429</text:p>
          </table:table-cell>
          <table:table-cell office:value-type="float" office:value="0.930584350072" calcext:value-type="float">
            <text:p>0.9305843501</text:p>
          </table:table-cell>
          <table:table-cell table:number-columns-repeated="1012"/>
        </table:table-row>
        <table:table-row table:style-name="ro1">
          <table:table-cell table:style-name="ce2" table:formula="of:=[.A47]+1" office:value-type="float" office:value="2" calcext:value-type="float">
            <text:p>2</text:p>
          </table:table-cell>
          <table:table-cell office:value-type="float" office:value="3.3978993088" calcext:value-type="float">
            <text:p>3.3978993088</text:p>
          </table:table-cell>
          <table:table-cell office:value-type="float" office:value="0.921976325997" calcext:value-type="float">
            <text:p>0.921976326</text:p>
          </table:table-cell>
          <table:table-cell table:style-name="ce6" office:value-type="float" office:value="0.0000437684256736" calcext:value-type="float">
            <text:p>4.38E-05</text:p>
          </table:table-cell>
          <table:table-cell table:style-name="ce6" office:value-type="float" office:value="-0.0000460658236678" calcext:value-type="float">
            <text:p>-4.61E-05</text:p>
          </table:table-cell>
          <table:table-cell table:style-name="ce6" office:value-type="float" office:value="0.0000124144612212" calcext:value-type="float">
            <text:p>1.24E-05</text:p>
          </table:table-cell>
          <table:table-cell office:value-type="float" office:value="-0.38981362605" calcext:value-type="float">
            <text:p>-0.3898136261</text:p>
          </table:table-cell>
          <table:table-cell office:value-type="float" office:value="0.920893769481" calcext:value-type="float">
            <text:p>0.9208937695</text:p>
          </table:table-cell>
          <table:table-cell table:number-columns-repeated="1012"/>
        </table:table-row>
        <table:table-row table:style-name="ro1">
          <table:table-cell table:style-name="ce2" table:formula="of:=[.A48]+1" office:value-type="float" office:value="3" calcext:value-type="float">
            <text:p>3</text:p>
          </table:table-cell>
          <table:table-cell office:value-type="float" office:value="3.47926332815" calcext:value-type="float">
            <text:p>3.4792633282</text:p>
          </table:table-cell>
          <table:table-cell office:value-type="float" office:value="1.17872004848" calcext:value-type="float">
            <text:p>1.1787200485</text:p>
          </table:table-cell>
          <table:table-cell table:style-name="ce6" office:value-type="float" office:value="0.0000174144573577" calcext:value-type="float">
            <text:p>1.74E-05</text:p>
          </table:table-cell>
          <table:table-cell table:style-name="ce6" office:value-type="float" office:value="-0.0000225277853461" calcext:value-type="float">
            <text:p>-2.25E-05</text:p>
          </table:table-cell>
          <table:table-cell table:style-name="ce6" office:value-type="float" office:value="0.00000822591392416" calcext:value-type="float">
            <text:p>8.23E-06</text:p>
          </table:table-cell>
          <table:table-cell office:value-type="float" office:value="-0.359656229222" calcext:value-type="float">
            <text:p>-0.3596562292</text:p>
          </table:table-cell>
          <table:table-cell office:value-type="float" office:value="0.933084881566" calcext:value-type="float">
            <text:p>0.9330848816</text:p>
          </table:table-cell>
          <table:table-cell table:number-columns-repeated="1012"/>
        </table:table-row>
        <table:table-row table:style-name="ro1">
          <table:table-cell table:style-name="ce2" table:formula="of:=[.A49]+1" office:value-type="float" office:value="4" calcext:value-type="float">
            <text:p>4</text:p>
          </table:table-cell>
          <table:table-cell office:value-type="float" office:value="3.43440002372" calcext:value-type="float">
            <text:p>3.4344000237</text:p>
          </table:table-cell>
          <table:table-cell office:value-type="float" office:value="1.03314677895" calcext:value-type="float">
            <text:p>1.033146779</text:p>
          </table:table-cell>
          <table:table-cell table:style-name="ce6" office:value-type="float" office:value="0.00000204331082632" calcext:value-type="float">
            <text:p>2.04E-06</text:p>
          </table:table-cell>
          <table:table-cell table:style-name="ce6" office:value-type="float" office:value="0.00000364888593707" calcext:value-type="float">
            <text:p>3.65E-06</text:p>
          </table:table-cell>
          <table:table-cell table:style-name="ce6" office:value-type="float" office:value="-0.00000228694571931" calcext:value-type="float">
            <text:p>-2.29E-06</text:p>
          </table:table-cell>
          <table:table-cell office:value-type="float" office:value="-0.377591148037" calcext:value-type="float">
            <text:p>-0.377591148</text:p>
          </table:table-cell>
          <table:table-cell office:value-type="float" office:value="0.925972421244" calcext:value-type="float">
            <text:p>0.9259724212</text:p>
          </table:table-cell>
          <table:table-cell table:number-columns-repeated="1012"/>
        </table:table-row>
        <table:table-row table:style-name="ro1">
          <table:table-cell table:style-name="ce2" table:formula="of:=[.A50]+1" office:value-type="float" office:value="5" calcext:value-type="float">
            <text:p>5</text:p>
          </table:table-cell>
          <table:table-cell office:value-type="float" office:value="3.44391242671" calcext:value-type="float">
            <text:p>3.4439124267</text:p>
          </table:table-cell>
          <table:table-cell office:value-type="float" office:value="1.07214483685" calcext:value-type="float">
            <text:p>1.0721448369</text:p>
          </table:table-cell>
          <table:table-cell table:style-name="ce6" office:value-type="float" office:value="-0.00000135798420609" calcext:value-type="float">
            <text:p>-1.36E-06</text:p>
          </table:table-cell>
          <table:table-cell table:style-name="ce6" office:value-type="float" office:value="-0.00000132390878031" calcext:value-type="float">
            <text:p>-1.32E-06</text:p>
          </table:table-cell>
          <table:table-cell table:style-name="ce6" office:value-type="float" office:value="0.00000266960642685" calcext:value-type="float">
            <text:p>2.67E-06</text:p>
          </table:table-cell>
          <table:table-cell office:value-type="float" office:value="-0.373314009174" calcext:value-type="float">
            <text:p>-0.3733140092</text:p>
          </table:table-cell>
          <table:table-cell office:value-type="float" office:value="0.927705045015" calcext:value-type="float">
            <text:p>0.927705045</text:p>
          </table:table-cell>
          <table:table-cell table:number-columns-repeated="1012"/>
        </table:table-row>
        <table:table-row table:style-name="ro1">
          <table:table-cell table:style-name="ce2" table:formula="of:=[.A51]+1" office:value-type="float" office:value="6" calcext:value-type="float">
            <text:p>6</text:p>
          </table:table-cell>
          <table:table-cell office:value-type="float" office:value="3.33218765801" calcext:value-type="float">
            <text:p>3.332187658</text:p>
          </table:table-cell>
          <table:table-cell office:value-type="float" office:value="0.733755376688" calcext:value-type="float">
            <text:p>0.7337553767</text:p>
          </table:table-cell>
          <table:table-cell table:style-name="ce6" office:value-type="float" office:value="0.000000177305891635" calcext:value-type="float">
            <text:p>1.77E-07</text:p>
          </table:table-cell>
          <table:table-cell table:style-name="ce6" office:value-type="float" office:value="0.00000205353793836" calcext:value-type="float">
            <text:p>2.05E-06</text:p>
          </table:table-cell>
          <table:table-cell table:style-name="ce6" office:value-type="float" office:value="-0.000000704091405558" calcext:value-type="float">
            <text:p>-7.04E-07</text:p>
          </table:table-cell>
          <table:table-cell office:value-type="float" office:value="-0.414463205214" calcext:value-type="float">
            <text:p>-0.4144632052</text:p>
          </table:table-cell>
          <table:table-cell office:value-type="float" office:value="0.910066069865" calcext:value-type="float">
            <text:p>0.9100660699</text:p>
          </table:table-cell>
          <table:table-cell table:number-columns-repeated="1012"/>
        </table:table-row>
        <table:table-row table:style-name="ro1">
          <table:table-cell table:style-name="ce2" table:formula="of:=[.A52]+1" office:value-type="float" office:value="7" calcext:value-type="float">
            <text:p>7</text:p>
          </table:table-cell>
          <table:table-cell office:value-type="float" office:value="3.52964019018" calcext:value-type="float">
            <text:p>3.5296401902</text:p>
          </table:table-cell>
          <table:table-cell office:value-type="float" office:value="1.36943073834" calcext:value-type="float">
            <text:p>1.3694307383</text:p>
          </table:table-cell>
          <table:table-cell table:style-name="ce6" office:value-type="float" office:value="0.0000470138088674" calcext:value-type="float">
            <text:p>4.70E-05</text:p>
          </table:table-cell>
          <table:table-cell table:style-name="ce6" office:value-type="float" office:value="-0.0000496736943724" calcext:value-type="float">
            <text:p>-4.97E-05</text:p>
          </table:table-cell>
          <table:table-cell table:style-name="ce6" office:value-type="float" office:value="0.0000292570722325" calcext:value-type="float">
            <text:p>2.93E-05</text:p>
          </table:table-cell>
          <table:table-cell office:value-type="float" office:value="-0.337787779448" calcext:value-type="float">
            <text:p>-0.3377877794</text:p>
          </table:table-cell>
          <table:table-cell office:value-type="float" office:value="0.941222297192" calcext:value-type="float">
            <text:p>0.9412222972</text:p>
          </table:table-cell>
          <table:table-cell table:number-columns-repeated="1012"/>
        </table:table-row>
        <table:table-row table:style-name="ro1">
          <table:table-cell table:style-name="ce2" table:formula="of:=[.A53]+1" office:value-type="float" office:value="8" calcext:value-type="float">
            <text:p>8</text:p>
          </table:table-cell>
          <table:table-cell office:value-type="float" office:value="3.39842484127" calcext:value-type="float">
            <text:p>3.3984248413</text:p>
          </table:table-cell>
          <table:table-cell office:value-type="float" office:value="0.92531570271" calcext:value-type="float">
            <text:p>0.9253157027</text:p>
          </table:table-cell>
          <table:table-cell table:style-name="ce6" office:value-type="float" office:value="0.0000306814321476" calcext:value-type="float">
            <text:p>3.07E-05</text:p>
          </table:table-cell>
          <table:table-cell table:style-name="ce6" office:value-type="float" office:value="-0.0000368735513752" calcext:value-type="float">
            <text:p>-3.69E-05</text:p>
          </table:table-cell>
          <table:table-cell table:style-name="ce6" office:value-type="float" office:value="0.000015964739898" calcext:value-type="float">
            <text:p>1.60E-05</text:p>
          </table:table-cell>
          <table:table-cell office:value-type="float" office:value="-0.389872716858" calcext:value-type="float">
            <text:p>-0.3898727169</text:p>
          </table:table-cell>
          <table:table-cell office:value-type="float" office:value="0.920868754511" calcext:value-type="float">
            <text:p>0.9208687545</text:p>
          </table:table-cell>
          <table:table-cell table:number-columns-repeated="1012"/>
        </table:table-row>
        <table:table-row table:style-name="ro1">
          <table:table-cell table:style-name="ce2" table:formula="of:=[.A54]+1" office:value-type="float" office:value="9" calcext:value-type="float">
            <text:p>9</text:p>
          </table:table-cell>
          <table:table-cell office:value-type="float" office:value="3.38520196008" calcext:value-type="float">
            <text:p>3.3852019601</text:p>
          </table:table-cell>
          <table:table-cell office:value-type="float" office:value="0.876829561815" calcext:value-type="float">
            <text:p>0.8768295618</text:p>
          </table:table-cell>
          <table:table-cell table:style-name="ce6" office:value-type="float" office:value="0.00000122058151197" calcext:value-type="float">
            <text:p>1.22E-06</text:p>
          </table:table-cell>
          <table:table-cell table:style-name="ce6" office:value-type="float" office:value="0.00000251817518879" calcext:value-type="float">
            <text:p>2.52E-06</text:p>
          </table:table-cell>
          <table:table-cell table:style-name="ce6" office:value-type="float" office:value="-0.00000197236369756" calcext:value-type="float">
            <text:p>-1.97E-06</text:p>
          </table:table-cell>
          <table:table-cell office:value-type="float" office:value="-0.396214668142" calcext:value-type="float">
            <text:p>-0.3962146681</text:p>
          </table:table-cell>
          <table:table-cell office:value-type="float" office:value="0.918157904033" calcext:value-type="float">
            <text:p>0.918157904</text:p>
          </table:table-cell>
          <table:table-cell table:number-columns-repeated="1012"/>
        </table:table-row>
        <table:table-row table:style-name="ro1">
          <table:table-cell table:style-name="ce2" table:formula="of:=[.A55]+1" office:value-type="float" office:value="10" calcext:value-type="float">
            <text:p>10</text:p>
          </table:table-cell>
          <table:table-cell office:value-type="float" office:value="3.52668710651" calcext:value-type="float">
            <text:p>3.5266871065</text:p>
          </table:table-cell>
          <table:table-cell office:value-type="float" office:value="1.35845632413" calcext:value-type="float">
            <text:p>1.3584563241</text:p>
          </table:table-cell>
          <table:table-cell table:style-name="ce6" office:value-type="float" office:value="0.0000137395066705" calcext:value-type="float">
            <text:p>1.37E-05</text:p>
          </table:table-cell>
          <table:table-cell table:style-name="ce6" office:value-type="float" office:value="-0.0000164939463699" calcext:value-type="float">
            <text:p>-1.65E-05</text:p>
          </table:table-cell>
          <table:table-cell table:style-name="ce6" office:value-type="float" office:value="0.00000474292490363" calcext:value-type="float">
            <text:p>4.74E-06</text:p>
          </table:table-cell>
          <table:table-cell office:value-type="float" office:value="-0.338027432859" calcext:value-type="float">
            <text:p>-0.3380274329</text:p>
          </table:table-cell>
          <table:table-cell office:value-type="float" office:value="0.941136257053" calcext:value-type="float">
            <text:p>0.9411362571</text:p>
          </table:table-cell>
          <table:table-cell table:number-columns-repeated="1012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47:.B56])" office:value-type="float" office:value="3.438587755694" calcext:value-type="float">
            <text:p>3.4385877557</text:p>
          </table:table-cell>
          <table:table-cell table:formula="of:=AVERAGE([.C47:.C56])" office:value-type="float" office:value="1.059338679523" calcext:value-type="float">
            <text:p>1.0593386795</text:p>
          </table:table-cell>
          <table:table-cell table:style-name="ce6" table:formula="of:=AVERAGE([.D47:.D56])" office:value-type="float" office:value="0.0000155178493191316" calcext:value-type="float">
            <text:p>1.55E-05</text:p>
          </table:table-cell>
          <table:table-cell table:style-name="ce6" table:formula="of:=AVERAGE([.E47:.E56])" office:value-type="float" office:value="-0.000016589214616026" calcext:value-type="float">
            <text:p>-1.66E-05</text:p>
          </table:table-cell>
          <table:table-cell table:style-name="ce6" table:formula="of:=AVERAGE([.F47:.F56])" office:value-type="float" office:value="0.0000069404845393332" calcext:value-type="float">
            <text:p>6.94E-06</text:p>
          </table:table-cell>
          <table:table-cell table:formula="of:=AVERAGE([.G47:.G56])" office:value-type="float" office:value="-0.3742818357881" calcext:value-type="float">
            <text:p>-0.3742818358</text:p>
          </table:table-cell>
          <table:table-cell table:formula="of:=AVERAGE([.H47:.H56])" office:value-type="float" office:value="0.9269691750032" calcext:value-type="float">
            <text:p>0.92696917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formula="of:=STDEV([.B47:.B56])" office:value-type="float" office:value="0.062874735688047" calcext:value-type="float">
            <text:p>0.0628747357</text:p>
          </table:table-cell>
          <table:table-cell table:formula="of:=STDEV([.C47:.C56])" office:value-type="float" office:value="0.205752267070136" calcext:value-type="float">
            <text:p>0.2057522671</text:p>
          </table:table-cell>
          <table:table-cell table:formula="of:=STDEV([.D47:.D56])" office:value-type="float" office:value="0.0000187352701471456" calcext:value-type="float">
            <text:p>1.87352701471456E-05</text:p>
          </table:table-cell>
          <table:table-cell table:formula="of:=STDEV([.E47:.E56])" office:value-type="float" office:value="0.0000210915541348019" calcext:value-type="float">
            <text:p>2.10915541348019E-05</text:p>
          </table:table-cell>
          <table:table-cell table:formula="of:=STDEV([.F47:.F56])" office:value-type="float" office:value="0.00000995190918733057" calcext:value-type="float">
            <text:p>9.95190918733057E-06</text:p>
          </table:table-cell>
          <table:table-cell table:formula="of:=STDEV([.G47:.G56])" office:value-type="float" office:value="0.0247637920509706" calcext:value-type="float">
            <text:p>0.0247637921</text:p>
          </table:table-cell>
          <table:table-cell table:formula="of:=STDEV([.H47:.H56])" office:value-type="float" office:value="0.00996294929598821" calcext:value-type="float">
            <text:p>0.0099629493</text:p>
          </table:table-cell>
          <table:table-cell table:number-columns-repeated="1012"/>
        </table:table-row>
        <table:table-row table:style-name="ro1" table:number-rows-repeated="104851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5:37:20.994981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1:33:03.622940554</meta:creation-date>
    <dc:date>2019-01-10T16:29:02.700355660</dc:date>
    <meta:editing-duration>PT1H21M59S</meta:editing-duration>
    <meta:editing-cycles>18</meta:editing-cycles>
    <meta:generator>LibreOffice/5.1.6.2$Linux_X86_64 LibreOffice_project/10m0$Build-2</meta:generator>
    <meta:document-statistic meta:table-count="1" meta:cell-count="525" meta:object-count="0"/>
  </office:meta>
</office:document-meta>
</file>